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833da" officeooo:paragraph-rsid="001833d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862b8" officeooo:paragraph-rsid="001862b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8c2b1" officeooo:paragraph-rsid="0018c2b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a669f" officeooo:paragraph-rsid="001a669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4674e" officeooo:paragraph-rsid="0024674e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officeooo:rsid="001ad5f1" officeooo:paragraph-rsid="001ad5f1"/>
    </style:style>
    <style:style style:name="P7" style:family="paragraph" style:parent-style-name="Table_20_Contents">
      <style:paragraph-properties fo:text-align="start" style:justify-single-word="false"/>
      <style:text-properties officeooo:rsid="001c75aa" officeooo:paragraph-rsid="001c75aa"/>
    </style:style>
    <style:style style:name="P8" style:family="paragraph" style:parent-style-name="Table_20_Contents">
      <style:paragraph-properties fo:text-align="start" style:justify-single-word="false"/>
      <style:text-properties officeooo:rsid="001d2b29" officeooo:paragraph-rsid="001d2b29"/>
    </style:style>
    <style:style style:name="P9" style:family="paragraph" style:parent-style-name="Table_20_Contents">
      <style:paragraph-properties fo:text-align="start" style:justify-single-word="false"/>
      <style:text-properties officeooo:rsid="001e7cd0" officeooo:paragraph-rsid="001e7cd0"/>
    </style:style>
    <style:style style:name="P10" style:family="paragraph" style:parent-style-name="Table_20_Contents">
      <style:paragraph-properties fo:text-align="start" style:justify-single-word="false"/>
      <style:text-properties officeooo:rsid="001edf23" officeooo:paragraph-rsid="001edf23"/>
    </style:style>
    <style:style style:name="P11" style:family="paragraph" style:parent-style-name="Table_20_Contents">
      <style:paragraph-properties fo:text-align="start" style:justify-single-word="false"/>
      <style:text-properties officeooo:rsid="0020a265" officeooo:paragraph-rsid="0020a265"/>
    </style:style>
    <style:style style:name="P12" style:family="paragraph" style:parent-style-name="Table_20_Contents">
      <style:paragraph-properties fo:text-align="start" style:justify-single-word="false"/>
      <style:text-properties officeooo:rsid="0021a77b" officeooo:paragraph-rsid="0021a77b"/>
    </style:style>
    <style:style style:name="P13" style:family="paragraph" style:parent-style-name="Table_20_Contents">
      <style:paragraph-properties fo:text-align="start" style:justify-single-word="false"/>
      <style:text-properties officeooo:rsid="0023a4e8" officeooo:paragraph-rsid="0023a4e8"/>
    </style:style>
    <style:style style:name="P14" style:family="paragraph" style:parent-style-name="Table_20_Contents">
      <style:paragraph-properties fo:text-align="start" style:justify-single-word="false"/>
      <style:text-properties officeooo:rsid="0023bd90" officeooo:paragraph-rsid="0023bd9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ORIA PRACTICA 1 DE TÉCNICAS DE OPTIMIZACIÓN</text:p>
      <text:p text:style-name="P1"><text:span text:style-name="T1"/></text:p>
      <text:p text:style-name="P2"><text:span text:style-name="T1">Ejercicio 1. Realizar una implementación del programa de multiplicación de 2 matrices de dimensiones 2048x2048</text:span></text:p>
      <text:p text:style-name="P2"><text:span text:style-name="T2"/></text:p>
      <text:p text:style-name="P2"><text:span text:style-name="T2">Se ha realizado la implementación del programa mediante código C++</text:span></text:p>
      <text:p text:style-name="P2"><text:span text:style-name="T2"/></text:p>
      <text:p text:style-name="P3"><text:span text:style-name="T1">Ejercicio 2. Caracterizar el equipo donde se ejecutará el programa</text:span></text:p>
      <text:p text:style-name="P3"><text:span text:style-name="T2"/></text:p>
      <text:p text:style-name="P4"><text:span text:style-name="T2">Las características del equipo empleado son las siguientes:</text:span></text:p>
      <text:p text:style-name="P4"><text:span text:style-name="T2"/>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6">PROCESADOR</text:p>
          </table:table-cell>
          <table:table-cell table:style-name="Tabla1.B1" office:value-type="string">
            <text:p text:style-name="P6">Intel Core i7-8565U</text:p>
          </table:table-cell>
        </table:table-row>
        <table:table-row>
          <table:table-cell table:style-name="Tabla1.A2" office:value-type="string">
            <text:p text:style-name="P7">ENTORNO DE DESARROLLO</text:p>
          </table:table-cell>
          <table:table-cell table:style-name="Tabla1.B2" office:value-type="string">
            <text:p text:style-name="P7">Ubuntu 20.04.3</text:p>
          </table:table-cell>
        </table:table-row>
        <table:table-row>
          <table:table-cell table:style-name="Tabla1.A2" office:value-type="string">
            <text:p text:style-name="P8">HERRAMIENTA DE DESARROLLO</text:p>
          </table:table-cell>
          <table:table-cell table:style-name="Tabla1.B2" office:value-type="string">
            <text:p text:style-name="P8">C++</text:p>
          </table:table-cell>
        </table:table-row>
        <table:table-row>
          <table:table-cell table:style-name="Tabla1.A2" office:value-type="string">
            <text:p text:style-name="P9">COMPILADOR</text:p>
          </table:table-cell>
          <table:table-cell table:style-name="Tabla1.B2" office:value-type="string">
            <text:p text:style-name="P9">G++ 9.3.0</text:p>
          </table:table-cell>
        </table:table-row>
        <table:table-row>
          <table:table-cell table:style-name="Tabla1.B2" table:number-columns-spanned="2" office:value-type="string">
            <text:p text:style-name="P10">MEMORIA CACHÉ L1</text:p>
          </table:table-cell>
          <table:covered-table-cell/>
        </table:table-row>
        <table:table-row>
          <table:table-cell table:style-name="Tabla1.A2" office:value-type="string">
            <text:p text:style-name="P10">DATA</text:p>
          </table:table-cell>
          <table:table-cell table:style-name="Tabla1.B2" office:value-type="string">
            <text:p text:style-name="P10">4x32 KB</text:p>
          </table:table-cell>
        </table:table-row>
        <table:table-row>
          <table:table-cell table:style-name="Tabla1.A2" office:value-type="string">
            <text:p text:style-name="P10">LINE SIZE</text:p>
          </table:table-cell>
          <table:table-cell table:style-name="Tabla1.B2" office:value-type="string">
            <text:p text:style-name="P10">64 B</text:p>
          </table:table-cell>
        </table:table-row>
        <table:table-row>
          <table:table-cell table:style-name="Tabla1.A2" office:value-type="string">
            <text:p text:style-name="P10">ASSOCIATIVITY</text:p>
          </table:table-cell>
          <table:table-cell table:style-name="Tabla1.B2" office:value-type="string">
            <text:p text:style-name="P10">8-way set</text:p>
          </table:table-cell>
        </table:table-row>
        <table:table-row>
          <table:table-cell table:style-name="Tabla1.A2" office:value-type="string">
            <text:p text:style-name="P11">NUMERO DE LINEAS POR VIA</text:p>
          </table:table-cell>
          <table:table-cell table:style-name="Tabla1.B2" office:value-type="string">
            <text:p text:style-name="P10"><draw:frame draw:style-name="fr1" draw:name="Objeto1" text:anchor-type="as-char" svg:y="-1.15cm" svg:width="6.094cm" svg:height="2.058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Tabla1.B2" table:number-columns-spanned="2" office:value-type="string">
            <text:p text:style-name="P11">MEMORIA CACHÉ L2</text:p>
          </table:table-cell>
          <table:covered-table-cell/>
        </table:table-row>
        <table:table-row>
          <table:table-cell table:style-name="Tabla1.A2" office:value-type="string">
            <text:p text:style-name="P11">DATA</text:p>
          </table:table-cell>
          <table:table-cell table:style-name="Tabla1.B2" office:value-type="string">
            <text:p text:style-name="P11">4x256 KB</text:p>
          </table:table-cell>
        </table:table-row>
        <table:table-row>
          <table:table-cell table:style-name="Tabla1.A2" office:value-type="string">
            <text:p text:style-name="P12">LINE SIZE</text:p>
          </table:table-cell>
          <table:table-cell table:style-name="Tabla1.B2" office:value-type="string">
            <text:p text:style-name="P12">64 B</text:p>
          </table:table-cell>
        </table:table-row>
        <table:table-row>
          <table:table-cell table:style-name="Tabla1.A2" office:value-type="string">
            <text:p text:style-name="P12">ASSOCIATIVITY</text:p>
          </table:table-cell>
          <table:table-cell table:style-name="Tabla1.B2" office:value-type="string">
            <text:p text:style-name="P12">8-way set</text:p>
          </table:table-cell>
        </table:table-row>
        <table:table-row>
          <table:table-cell table:style-name="Tabla1.A2" office:value-type="string">
            <text:p text:style-name="P12">NUMERO DE LINEAS POR VIA</text:p>
          </table:table-cell>
          <table:table-cell table:style-name="Tabla1.B2" office:value-type="string">
            <text:p text:style-name="P12"><draw:frame draw:style-name="fr1" draw:name="Objeto2" text:anchor-type="as-char" svg:y="-1.15cm" svg:width="6.341cm" svg:height="2.058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table-cell table:style-name="Tabla1.B2" table:number-columns-spanned="2" office:value-type="string">
            <text:p text:style-name="P13">MEMORIA CACHÉ L3</text:p>
          </table:table-cell>
          <table:covered-table-cell/>
        </table:table-row>
        <table:table-row>
          <table:table-cell table:style-name="Tabla1.A2" office:value-type="string">
            <text:p text:style-name="P13">DATA</text:p>
          </table:table-cell>
          <table:table-cell table:style-name="Tabla1.B2" office:value-type="string">
            <text:p text:style-name="P13">8 MB</text:p>
          </table:table-cell>
        </table:table-row>
        <table:table-row>
          <table:table-cell table:style-name="Tabla1.A2" office:value-type="string">
            <text:p text:style-name="P13">LINE SIZE</text:p>
          </table:table-cell>
          <table:table-cell table:style-name="Tabla1.B2" office:value-type="string">
            <text:p text:style-name="P13">64 B</text:p>
          </table:table-cell>
        </table:table-row>
        <table:table-row>
          <table:table-cell table:style-name="Tabla1.A2" office:value-type="string">
            <text:p text:style-name="P13">ASSOCIATIVITY</text:p>
          </table:table-cell>
          <table:table-cell table:style-name="Tabla1.B2" office:value-type="string">
            <text:p text:style-name="P13">16-way set</text:p>
          </table:table-cell>
        </table:table-row>
        <table:table-row>
          <table:table-cell table:style-name="Tabla1.A2" office:value-type="string">
            <text:p text:style-name="P14">NUMERO DE LINEAS POR VIA</text:p>
          </table:table-cell>
          <table:table-cell table:style-name="Tabla1.B2" office:value-type="string">
            <text:p text:style-name="P13"><draw:frame draw:style-name="fr1" draw:name="Objeto3" text:anchor-type="as-char" svg:y="-1.15cm" svg:width="6.847cm" svg:height="2.058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</table:table>
      <text:p text:style-name="P4"><text:span text:style-name="T2"/></text:p>
      <text:p text:style-name="P5"><text:span text:style-name="T1">Ejercicio 3. Medir los tiempos del bucle de ejecución de las dos matrices, inicialmente con vector de iteraciones (i,j,k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14T10:54:45.528000000</meta:creation-date>
    <meta:generator>LibreOffice/6.4.2.2$Windows_X86_64 LibreOffice_project/4e471d8c02c9c90f512f7f9ead8875b57fcb1ec3</meta:generator>
    <dc:date>2022-04-14T11:06:51.011000000</dc:date>
    <meta:editing-duration>PT12M</meta:editing-duration>
    <meta:editing-cycles>15</meta:editing-cycles>
    <meta:document-statistic meta:table-count="1" meta:image-count="0" meta:object-count="3" meta:page-count="1" meta:paragraph-count="41" meta:word-count="139" meta:character-count="836" meta:non-whitespace-character-count="735"/>
  </office:meta>
</office:document-meta>
</file>

<file path=Object 1/content.xml><?xml version="1.0" encoding="utf-8"?>
<math xmlns="http://www.w3.org/1998/Math/MathML" display="block">
  <semantics>
    <mrow>
      <mrow>
        <mfrac>
          <mrow>
            <mn>32</mn>
            <mi mathvariant="italic">KB</mi>
          </mrow>
          <mn>8</mn>
        </mfrac>
        <mo stretchy="false">=</mo>
        <mn>4</mn>
      </mrow>
      <mfrac>
        <mi mathvariant="italic">Kb</mi>
        <mi mathvariant="italic">via</mi>
      </mfrac>
      <mo stretchy="false">→</mo>
      <mrow>
        <mfrac>
          <mrow>
            <mn>4</mn>
            <mfrac>
              <mi mathvariant="italic">KB</mi>
              <mi mathvariant="italic">via</mi>
            </mfrac>
          </mrow>
          <mrow>
            <mn>64</mn>
            <mfrac>
              <mi>B</mi>
              <mi mathvariant="italic">via</mi>
            </mfrac>
          </mrow>
        </mfrac>
        <mo stretchy="false">=</mo>
        <mn>64</mn>
      </mrow>
      <mfrac>
        <mi mathvariant="italic">lineas</mi>
        <mi mathvariant="italic">via</mi>
      </mfrac>
    </mrow>
    <annotation encoding="StarMath 5.0">{ 32 KB } over 8 = 4 Kb over via -&gt; { 4 KB over via } over { 64 B over via } = 64 lineas over via</annotation>
  </semantics>
</math>
</file>

<file path=Object 2/content.xml><?xml version="1.0" encoding="utf-8"?>
<math xmlns="http://www.w3.org/1998/Math/MathML" display="block">
  <semantics>
    <mrow>
      <mrow>
        <mfrac>
          <mrow>
            <mn>256</mn>
            <mi mathvariant="italic">KB</mi>
          </mrow>
          <mn>8</mn>
        </mfrac>
        <mo stretchy="false">=</mo>
        <mfrac>
          <mrow>
            <mn>32</mn>
            <mi mathvariant="italic">KB</mi>
          </mrow>
          <mi mathvariant="italic">via</mi>
        </mfrac>
      </mrow>
      <mo stretchy="false">→</mo>
      <mrow>
        <mfrac>
          <mrow>
            <mn>32</mn>
            <mfrac>
              <mi mathvariant="italic">KB</mi>
              <mi mathvariant="italic">via</mi>
            </mfrac>
          </mrow>
          <mrow>
            <mn>64</mn>
            <mfrac>
              <mi>B</mi>
              <mi mathvariant="italic">via</mi>
            </mfrac>
          </mrow>
        </mfrac>
        <mo stretchy="false">=</mo>
        <mn>5</mn>
      </mrow>
      <mfrac>
        <mi mathvariant="italic">lineas</mi>
        <mi mathvariant="italic">via</mi>
      </mfrac>
    </mrow>
    <annotation encoding="StarMath 5.0">{ 256 KB } over 8 = { 32 KB } over via -&gt; { 32 KB over via } over { 64 B over via } = 5 lineas over via</annotation>
  </semantics>
</math>
</file>

<file path=Object 3/content.xml><?xml version="1.0" encoding="utf-8"?>
<math xmlns="http://www.w3.org/1998/Math/MathML" display="block">
  <semantics>
    <mrow>
      <mrow>
        <mfrac>
          <mrow>
            <mn>8</mn>
            <mi mathvariant="italic">MB</mi>
          </mrow>
          <mn>16</mn>
        </mfrac>
        <mo stretchy="false">=</mo>
        <mn>500</mn>
      </mrow>
      <mfrac>
        <mi mathvariant="italic">KB</mi>
        <mi mathvariant="italic">via</mi>
      </mfrac>
      <mo stretchy="false">→</mo>
      <mrow>
        <mfrac>
          <mrow>
            <mn>500</mn>
            <mfrac>
              <mi mathvariant="italic">KB</mi>
              <mi mathvariant="italic">via</mi>
            </mfrac>
          </mrow>
          <mrow>
            <mn>64</mn>
            <mfrac>
              <mi>B</mi>
              <mi mathvariant="italic">via</mi>
            </mfrac>
          </mrow>
        </mfrac>
        <mo stretchy="false">=</mo>
        <mn>800</mn>
      </mrow>
      <mfrac>
        <mi mathvariant="italic">lineas</mi>
        <mi mathvariant="italic">via</mi>
      </mfrac>
    </mrow>
    <annotation encoding="StarMath 5.0">{ 8 MB } over 16 = 500 KB over via -&gt; { 500 KB over via } over { 64 B over via } = 800 lineas over via</annotation>
  </semantics>
</math>
</file>